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9413in" svg:height="5.4276in" svg:x="4.8248in" svg:y="0.3972in">
            <draw:object draw:notify-on-update-of-ranges="Sheet1.B1:Sheet1.B1 Sheet1.B2:Sheet1.B152 Sheet1.A2:Sheet1.A1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1913647475646 </text:p>
          </table:table-cell>
          <table:table-cell office:value-type="float" office:value="102" calcext:value-type="float">
            <text:p>102</text:p>
          </table:table-cell>
          <table:table-cell office:value-type="float" office:value="980189" calcext:value-type="float">
            <text:p>980189</text:p>
          </table:table-cell>
        </table:table-row>
        <table:table-row table:style-name="ro1">
          <table:table-cell office:value-type="float" office:value="1913647529066" calcext:value-type="float">
            <text:p>1913647529066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914704616356" calcext:value-type="float">
            <text:p>1914704616356</text:p>
          </table:table-cell>
          <table:table-cell office:value-type="float" office:value="106" calcext:value-type="float">
            <text:p>106</text:p>
          </table:table-cell>
          <table:table-cell office:value-type="float" office:value="828349" calcext:value-type="float">
            <text:p>828349</text:p>
          </table:table-cell>
          <table:table-cell table:number-columns-repeated="2"/>
        </table:table-row>
        <table:table-row table:style-name="ro1">
          <table:table-cell office:value-type="float" office:value="1914761413042" calcext:value-type="float">
            <text:p>1914761413042</text:p>
          </table:table-cell>
          <table:table-cell office:value-type="float" office:value="106" calcext:value-type="float">
            <text:p>106</text:p>
          </table:table-cell>
          <table:table-cell office:value-type="float" office:value="42949" calcext:value-type="float">
            <text:p>42949</text:p>
          </table:table-cell>
          <table:table-cell table:number-columns-repeated="2"/>
        </table:table-row>
        <table:table-row table:style-name="ro1">
          <table:table-cell office:value-type="float" office:value="1914761444206" calcext:value-type="float">
            <text:p>1914761444206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914814103256" calcext:value-type="float">
            <text:p>1914814103256</text:p>
          </table:table-cell>
          <table:table-cell office:value-type="float" office:value="102" calcext:value-type="float">
            <text:p>102</text:p>
          </table:table-cell>
          <table:table-cell office:value-type="float" office:value="40134" calcext:value-type="float">
            <text:p>40134</text:p>
          </table:table-cell>
          <table:table-cell table:number-columns-repeated="2"/>
        </table:table-row>
        <table:table-row table:style-name="ro1">
          <table:table-cell office:value-type="float" office:value="1914814129816" calcext:value-type="float">
            <text:p>1914814129816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14854976366" calcext:value-type="float">
            <text:p>1914854976366</text:p>
          </table:table-cell>
          <table:table-cell office:value-type="float" office:value="104" calcext:value-type="float">
            <text:p>104</text:p>
          </table:table-cell>
          <table:table-cell office:value-type="float" office:value="30609" calcext:value-type="float">
            <text:p>30609</text:p>
          </table:table-cell>
          <table:table-cell table:number-columns-repeated="2"/>
        </table:table-row>
        <table:table-row table:style-name="ro1">
          <table:table-cell office:value-type="float" office:value="1914855004624" calcext:value-type="float">
            <text:p>1914855004624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914895888386" calcext:value-type="float">
            <text:p>1914895888386</text:p>
          </table:table-cell>
          <table:table-cell office:value-type="float" office:value="117" calcext:value-type="float">
            <text:p>117</text:p>
          </table:table-cell>
          <table:table-cell office:value-type="float" office:value="29502" calcext:value-type="float">
            <text:p>29502</text:p>
          </table:table-cell>
          <table:table-cell table:number-columns-repeated="2"/>
        </table:table-row>
        <table:table-row table:style-name="ro1">
          <table:table-cell office:value-type="float" office:value="1914897552300" calcext:value-type="float">
            <text:p>1914897552300</text:p>
          </table:table-cell>
          <table:table-cell office:value-type="float" office:value="117" calcext:value-type="float">
            <text:p>117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914902122812" calcext:value-type="float">
            <text:p>1914902122812</text:p>
          </table:table-cell>
          <table:table-cell office:value-type="float" office:value="114" calcext:value-type="float">
            <text:p>114</text:p>
          </table:table-cell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office:value-type="float" office:value="1914948333060" calcext:value-type="float">
            <text:p>1914948333060</text:p>
          </table:table-cell>
          <table:table-cell office:value-type="float" office:value="111" calcext:value-type="float">
            <text:p>111</text:p>
          </table:table-cell>
          <table:table-cell office:value-type="float" office:value="34588" calcext:value-type="float">
            <text:p>34588</text:p>
          </table:table-cell>
          <table:table-cell table:number-columns-repeated="2"/>
        </table:table-row>
        <table:table-row table:style-name="ro1">
          <table:table-cell office:value-type="float" office:value="1914950483391" calcext:value-type="float">
            <text:p>1914950483391</text:p>
          </table:table-cell>
          <table:table-cell office:value-type="float" office:value="111" calcext:value-type="float">
            <text:p>111</text:p>
          </table:table-cell>
          <table:table-cell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office:value-type="float" office:value="1914950516778" calcext:value-type="float">
            <text:p>191495051677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914989128158" calcext:value-type="float">
            <text:p>1914989128158</text:p>
          </table:table-cell>
          <table:table-cell office:value-type="float" office:value="114" calcext:value-type="float">
            <text:p>114</text:p>
          </table:table-cell>
          <table:table-cell office:value-type="float" office:value="29168" calcext:value-type="float">
            <text:p>29168</text:p>
          </table:table-cell>
          <table:table-cell table:number-columns-repeated="2"/>
        </table:table-row>
        <table:table-row table:style-name="ro1">
          <table:table-cell office:value-type="float" office:value="1914990983475" calcext:value-type="float">
            <text:p>1914990983475</text:p>
          </table:table-cell>
          <table:table-cell office:value-type="float" office:value="114" calcext:value-type="float">
            <text:p>114</text:p>
          </table:table-cell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office:value-type="float" office:value="1914991013484" calcext:value-type="float">
            <text:p>1914991013484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15032231438" calcext:value-type="float">
            <text:p>1915032231438</text:p>
          </table:table-cell>
          <table:table-cell office:value-type="float" office:value="106" calcext:value-type="float">
            <text:p>106</text:p>
          </table:table-cell>
          <table:table-cell office:value-type="float" office:value="31493" calcext:value-type="float">
            <text:p>31493</text:p>
          </table:table-cell>
          <table:table-cell table:number-columns-repeated="2"/>
        </table:table-row>
        <table:table-row table:style-name="ro1">
          <table:table-cell office:value-type="float" office:value="1915034039032" calcext:value-type="float">
            <text:p>1915034039032</text:p>
          </table:table-cell>
          <table:table-cell office:value-type="float" office:value="106" calcext:value-type="float">
            <text:p>106</text:p>
          </table:table-cell>
          <table:table-cell office:value-type="float" office:value="1373" calcext:value-type="float">
            <text:p>1373</text:p>
          </table:table-cell>
          <table:table-cell table:number-columns-repeated="2"/>
        </table:table-row>
        <table:table-row table:style-name="ro1">
          <table:table-cell office:value-type="float" office:value="1915085492616" calcext:value-type="float">
            <text:p>1915085492616</text:p>
          </table:table-cell>
          <table:table-cell office:value-type="float" office:value="106" calcext:value-type="float">
            <text:p>106</text:p>
          </table:table-cell>
          <table:table-cell office:value-type="float" office:value="39083" calcext:value-type="float">
            <text:p>39083</text:p>
          </table:table-cell>
          <table:table-cell table:number-columns-repeated="2"/>
        </table:table-row>
        <table:table-row table:style-name="ro1">
          <table:table-cell office:value-type="float" office:value="1915085870056" calcext:value-type="float">
            <text:p>1915085870056</text:p>
          </table:table-cell>
          <table:table-cell office:value-type="float" office:value="106" calcext:value-type="float">
            <text:p>106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1915129604541" calcext:value-type="float">
            <text:p>1915129604541</text:p>
          </table:table-cell>
          <table:table-cell office:value-type="float" office:value="129" calcext:value-type="float">
            <text:p>129</text:p>
          </table:table-cell>
          <table:table-cell office:value-type="float" office:value="32897" calcext:value-type="float">
            <text:p>32897</text:p>
          </table:table-cell>
          <table:table-cell table:number-columns-repeated="2"/>
        </table:table-row>
        <table:table-row table:style-name="ro1">
          <table:table-cell office:value-type="float" office:value="1915129636263" calcext:value-type="float">
            <text:p>1915129636263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915187696420" calcext:value-type="float">
            <text:p>1915187696420</text:p>
          </table:table-cell>
          <table:table-cell office:value-type="float" office:value="136" calcext:value-type="float">
            <text:p>136</text:p>
          </table:table-cell>
          <table:table-cell office:value-type="float" office:value="44080" calcext:value-type="float">
            <text:p>44080</text:p>
          </table:table-cell>
          <table:table-cell table:number-columns-repeated="2"/>
        </table:table-row>
        <table:table-row table:style-name="ro1">
          <table:table-cell office:value-type="float" office:value="1915189767294" calcext:value-type="float">
            <text:p>1915189767294</text:p>
          </table:table-cell>
          <table:table-cell office:value-type="float" office:value="106" calcext:value-type="float">
            <text:p>106</text:p>
          </table:table-cell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office:value-type="float" office:value="1915431939142" calcext:value-type="float">
            <text:p>1915431939142</text:p>
          </table:table-cell>
          <table:table-cell office:value-type="float" office:value="106" calcext:value-type="float">
            <text:p>106</text:p>
          </table:table-cell>
          <table:table-cell office:value-type="float" office:value="187288" calcext:value-type="float">
            <text:p>187288</text:p>
          </table:table-cell>
          <table:table-cell table:number-columns-repeated="2"/>
        </table:table-row>
        <table:table-row table:style-name="ro1">
          <table:table-cell office:value-type="float" office:value="1915433828576" calcext:value-type="float">
            <text:p>1915433828576</text:p>
          </table:table-cell>
          <table:table-cell office:value-type="float" office:value="136" calcext:value-type="float">
            <text:p>136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float" office:value="1915433859152" calcext:value-type="float">
            <text:p>1915433859152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915546846554" calcext:value-type="float">
            <text:p>1915546846554</text:p>
          </table:table-cell>
          <table:table-cell office:value-type="float" office:value="104" calcext:value-type="float">
            <text:p>104</text:p>
          </table:table-cell>
          <table:table-cell office:value-type="float" office:value="87089" calcext:value-type="float">
            <text:p>87089</text:p>
          </table:table-cell>
          <table:table-cell table:number-columns-repeated="2"/>
        </table:table-row>
        <table:table-row table:style-name="ro1">
          <table:table-cell office:value-type="float" office:value="1915548512644" calcext:value-type="float">
            <text:p>1915548512644</text:p>
          </table:table-cell>
          <table:table-cell office:value-type="float" office:value="106" calcext:value-type="float">
            <text:p>106</text:p>
          </table:table-cell>
          <table:table-cell office:value-type="float" office:value="1283" calcext:value-type="float">
            <text:p>1283</text:p>
          </table:table-cell>
          <table:table-cell table:number-columns-repeated="2"/>
        </table:table-row>
        <table:table-row table:style-name="ro1">
          <table:table-cell office:value-type="float" office:value="1915548541796" calcext:value-type="float">
            <text:p>1915548541796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15734834948" calcext:value-type="float">
            <text:p>1915734834948</text:p>
          </table:table-cell>
          <table:table-cell office:value-type="float" office:value="114" calcext:value-type="float">
            <text:p>114</text:p>
          </table:table-cell>
          <table:table-cell office:value-type="float" office:value="143865" calcext:value-type="float">
            <text:p>143865</text:p>
          </table:table-cell>
          <table:table-cell table:number-columns-repeated="2"/>
        </table:table-row>
        <table:table-row table:style-name="ro1">
          <table:table-cell office:value-type="float" office:value="1916482103730" calcext:value-type="float">
            <text:p>1916482103730</text:p>
          </table:table-cell>
          <table:table-cell office:value-type="float" office:value="111" calcext:value-type="float">
            <text:p>111</text:p>
          </table:table-cell>
          <table:table-cell office:value-type="float" office:value="575077" calcext:value-type="float">
            <text:p>575077</text:p>
          </table:table-cell>
          <table:table-cell table:number-columns-repeated="2"/>
        </table:table-row>
        <table:table-row table:style-name="ro1">
          <table:table-cell office:value-type="float" office:value="1916482236912" calcext:value-type="float">
            <text:p>1916482236912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916482714065" calcext:value-type="float">
            <text:p>1916482714065</text:p>
          </table:table-cell>
          <table:table-cell office:value-type="float" office:value="114" calcext:value-type="float">
            <text:p>114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916482751166" calcext:value-type="float">
            <text:p>1916482751166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16522801526" calcext:value-type="float">
            <text:p>1916522801526</text:p>
          </table:table-cell>
          <table:table-cell office:value-type="float" office:value="111" calcext:value-type="float">
            <text:p>111</text:p>
          </table:table-cell>
          <table:table-cell office:value-type="float" office:value="29906" calcext:value-type="float">
            <text:p>29906</text:p>
          </table:table-cell>
          <table:table-cell table:number-columns-repeated="2"/>
        </table:table-row>
        <table:table-row table:style-name="ro1">
          <table:table-cell office:value-type="float" office:value="1916523192294" calcext:value-type="float">
            <text:p>1916523192294</text:p>
          </table:table-cell>
          <table:table-cell office:value-type="float" office:value="114" calcext:value-type="float">
            <text:p>11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1916523600261" calcext:value-type="float">
            <text:p>1916523600261</text:p>
          </table:table-cell>
          <table:table-cell office:value-type="float" office:value="114" calcext:value-type="float">
            <text:p>114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1916564194120" calcext:value-type="float">
            <text:p>1916564194120</text:p>
          </table:table-cell>
          <table:table-cell office:value-type="float" office:value="106" calcext:value-type="float">
            <text:p>106</text:p>
          </table:table-cell>
          <table:table-cell office:value-type="float" office:value="29325" calcext:value-type="float">
            <text:p>29325</text:p>
          </table:table-cell>
          <table:table-cell table:number-columns-repeated="2"/>
        </table:table-row>
        <table:table-row table:style-name="ro1">
          <table:table-cell office:value-type="float" office:value="1916564431426" calcext:value-type="float">
            <text:p>1916564431426</text:p>
          </table:table-cell>
          <table:table-cell office:value-type="float" office:value="106" calcext:value-type="float">
            <text:p>106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16566743438" calcext:value-type="float">
            <text:p>1916566743438</text:p>
          </table:table-cell>
          <table:table-cell office:value-type="float" office:value="111" calcext:value-type="float">
            <text:p>111</text:p>
          </table:table-cell>
          <table:table-cell office:value-type="float" office:value="1717" calcext:value-type="float">
            <text:p>1717</text:p>
          </table:table-cell>
          <table:table-cell table:number-columns-repeated="2"/>
        </table:table-row>
        <table:table-row table:style-name="ro1">
          <table:table-cell office:value-type="float" office:value="1916567264958" calcext:value-type="float">
            <text:p>1916567264958</text:p>
          </table:table-cell>
          <table:table-cell office:value-type="float" office:value="114" calcext:value-type="float">
            <text:p>114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1916704804941" calcext:value-type="float">
            <text:p>1916704804941</text:p>
          </table:table-cell>
          <table:table-cell office:value-type="float" office:value="114" calcext:value-type="float">
            <text:p>114</text:p>
          </table:table-cell>
          <table:table-cell office:value-type="float" office:value="102698" calcext:value-type="float">
            <text:p>102698</text:p>
          </table:table-cell>
          <table:table-cell table:number-columns-repeated="2"/>
        </table:table-row>
        <table:table-row table:style-name="ro1">
          <table:table-cell office:value-type="float" office:value="1916704859109" calcext:value-type="float">
            <text:p>1916704859109</text:p>
          </table:table-cell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16705263986" calcext:value-type="float">
            <text:p>1916705263986</text:p>
          </table:table-cell>
          <table:table-cell office:value-type="float" office:value="114" calcext:value-type="float">
            <text:p>11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1916784672882" calcext:value-type="float">
            <text:p>1916784672882</text:p>
          </table:table-cell>
          <table:table-cell office:value-type="float" office:value="111" calcext:value-type="float">
            <text:p>111</text:p>
          </table:table-cell>
          <table:table-cell office:value-type="float" office:value="56794" calcext:value-type="float">
            <text:p>56794</text:p>
          </table:table-cell>
          <table:table-cell table:number-columns-repeated="2"/>
        </table:table-row>
        <table:table-row table:style-name="ro1">
          <table:table-cell office:value-type="float" office:value="1916864566408" calcext:value-type="float">
            <text:p>1916864566408</text:p>
          </table:table-cell>
          <table:table-cell office:value-type="float" office:value="106" calcext:value-type="float">
            <text:p>106</text:p>
          </table:table-cell>
          <table:table-cell office:value-type="float" office:value="58874" calcext:value-type="float">
            <text:p>58874</text:p>
          </table:table-cell>
          <table:table-cell table:number-columns-repeated="2"/>
        </table:table-row>
        <table:table-row table:style-name="ro1">
          <table:table-cell office:value-type="float" office:value="1916864630144" calcext:value-type="float">
            <text:p>1916864630144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916865034032" calcext:value-type="float">
            <text:p>1916865034032</text:p>
          </table:table-cell>
          <table:table-cell office:value-type="float" office:value="106" calcext:value-type="float">
            <text:p>106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916944677170" calcext:value-type="float">
            <text:p>1916944677170</text:p>
          </table:table-cell>
          <table:table-cell office:value-type="float" office:value="108" calcext:value-type="float">
            <text:p>108</text:p>
          </table:table-cell>
          <table:table-cell office:value-type="float" office:value="58639" calcext:value-type="float">
            <text:p>58639</text:p>
          </table:table-cell>
          <table:table-cell table:number-columns-repeated="2"/>
        </table:table-row>
        <table:table-row table:style-name="ro1">
          <table:table-cell office:value-type="float" office:value="1916944793360" calcext:value-type="float">
            <text:p>1916944793360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916945364172" calcext:value-type="float">
            <text:p>1916945364172</text:p>
          </table:table-cell>
          <table:table-cell office:value-type="float" office:value="104" calcext:value-type="float">
            <text:p>104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1916945415742" calcext:value-type="float">
            <text:p>191694541574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917024845374" calcext:value-type="float">
            <text:p>1917024845374</text:p>
          </table:table-cell>
          <table:table-cell office:value-type="float" office:value="110" calcext:value-type="float">
            <text:p>110</text:p>
          </table:table-cell>
          <table:table-cell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1917024899520" calcext:value-type="float">
            <text:p>1917024899520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917025260308" calcext:value-type="float">
            <text:p>1917025260308</text:p>
          </table:table-cell>
          <table:table-cell office:value-type="float" office:value="136" calcext:value-type="float">
            <text:p>136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1917025294530" calcext:value-type="float">
            <text:p>191702529453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17104703394" calcext:value-type="float">
            <text:p>1917104703394</text:p>
          </table:table-cell>
          <table:table-cell office:value-type="float" office:value="114" calcext:value-type="float">
            <text:p>114</text:p>
          </table:table-cell>
          <table:table-cell office:value-type="float" office:value="60494" calcext:value-type="float">
            <text:p>60494</text:p>
          </table:table-cell>
          <table:table-cell table:number-columns-repeated="2"/>
        </table:table-row>
        <table:table-row table:style-name="ro1">
          <table:table-cell office:value-type="float" office:value="1917104756038" calcext:value-type="float">
            <text:p>1917104756038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7105118818" calcext:value-type="float">
            <text:p>1917105118818</text:p>
          </table:table-cell>
          <table:table-cell office:value-type="float" office:value="136" calcext:value-type="float">
            <text:p>136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1917184559886" calcext:value-type="float">
            <text:p>1917184559886</text:p>
          </table:table-cell>
          <table:table-cell office:value-type="float" office:value="110" calcext:value-type="float">
            <text:p>110</text:p>
          </table:table-cell>
          <table:table-cell office:value-type="float" office:value="61082" calcext:value-type="float">
            <text:p>61082</text:p>
          </table:table-cell>
          <table:table-cell table:number-columns-repeated="2"/>
        </table:table-row>
        <table:table-row table:style-name="ro1">
          <table:table-cell office:value-type="float" office:value="1917184612258" calcext:value-type="float">
            <text:p>1917184612258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7185011646" calcext:value-type="float">
            <text:p>1917185011646</text:p>
          </table:table-cell>
          <table:table-cell office:value-type="float" office:value="104" calcext:value-type="float">
            <text:p>104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1917264428938" calcext:value-type="float">
            <text:p>1917264428938</text:p>
          </table:table-cell>
          <table:table-cell office:value-type="float" office:value="110" calcext:value-type="float">
            <text:p>110</text:p>
          </table:table-cell>
          <table:table-cell office:value-type="float" office:value="61141" calcext:value-type="float">
            <text:p>61141</text:p>
          </table:table-cell>
          <table:table-cell table:number-columns-repeated="2"/>
        </table:table-row>
        <table:table-row table:style-name="ro1">
          <table:table-cell office:value-type="float" office:value="1917264482396" calcext:value-type="float">
            <text:p>1917264482396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17264845834" calcext:value-type="float">
            <text:p>1917264845834</text:p>
          </table:table-cell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1917264878608" calcext:value-type="float">
            <text:p>1917264878608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917344298552" calcext:value-type="float">
            <text:p>1917344298552</text:p>
          </table:table-cell>
          <table:table-cell office:value-type="float" office:value="150" calcext:value-type="float">
            <text:p>150</text:p>
          </table:table-cell>
          <table:table-cell office:value-type="float" office:value="61148" calcext:value-type="float">
            <text:p>61148</text:p>
          </table:table-cell>
          <table:table-cell table:number-columns-repeated="2"/>
        </table:table-row>
        <table:table-row table:style-name="ro1">
          <table:table-cell office:value-type="float" office:value="1917344354130" calcext:value-type="float">
            <text:p>1917344354130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17344754614" calcext:value-type="float">
            <text:p>1917344754614</text:p>
          </table:table-cell>
          <table:table-cell office:value-type="float" office:value="162" calcext:value-type="float">
            <text:p>162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1917424169624" calcext:value-type="float">
            <text:p>1917424169624</text:p>
          </table:table-cell>
          <table:table-cell office:value-type="float" office:value="106" calcext:value-type="float">
            <text:p>106</text:p>
          </table:table-cell>
          <table:table-cell office:value-type="float" office:value="61066" calcext:value-type="float">
            <text:p>61066</text:p>
          </table:table-cell>
          <table:table-cell table:number-columns-repeated="2"/>
        </table:table-row>
        <table:table-row table:style-name="ro1">
          <table:table-cell office:value-type="float" office:value="1917503942488" calcext:value-type="float">
            <text:p>1917503942488</text:p>
          </table:table-cell>
          <table:table-cell office:value-type="float" office:value="194" calcext:value-type="float">
            <text:p>194</text:p>
          </table:table-cell>
          <table:table-cell office:value-type="float" office:value="61566" calcext:value-type="float">
            <text:p>61566</text:p>
          </table:table-cell>
          <table:table-cell table:number-columns-repeated="2"/>
        </table:table-row>
        <table:table-row table:style-name="ro1">
          <table:table-cell office:value-type="float" office:value="1917504061232" calcext:value-type="float">
            <text:p>1917504061232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917504488308" calcext:value-type="float">
            <text:p>1917504488308</text:p>
          </table:table-cell>
          <table:table-cell office:value-type="float" office:value="106" calcext:value-type="float">
            <text:p>106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917504524224" calcext:value-type="float">
            <text:p>1917504524224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920362750535" calcext:value-type="float">
            <text:p>1920362750535</text:p>
          </table:table-cell>
          <table:table-cell office:value-type="float" office:value="120" calcext:value-type="float">
            <text:p>120</text:p>
          </table:table-cell>
          <table:table-cell office:value-type="float" office:value="2224384" calcext:value-type="float">
            <text:p>2224384</text:p>
          </table:table-cell>
          <table:table-cell table:number-columns-repeated="2"/>
        </table:table-row>
        <table:table-row table:style-name="ro1">
          <table:table-cell office:value-type="float" office:value="1920363389637" calcext:value-type="float">
            <text:p>1920363389637</text:p>
          </table:table-cell>
          <table:table-cell office:value-type="float" office:value="114" calcext:value-type="float">
            <text:p>114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1920363428595" calcext:value-type="float">
            <text:p>1920363428595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920396545014" calcext:value-type="float">
            <text:p>1920396545014</text:p>
          </table:table-cell>
          <table:table-cell office:value-type="float" office:value="104" calcext:value-type="float">
            <text:p>104</text:p>
          </table:table-cell>
          <table:table-cell office:value-type="float" office:value="20811" calcext:value-type="float">
            <text:p>20811</text:p>
          </table:table-cell>
          <table:table-cell table:number-columns-repeated="2"/>
        </table:table-row>
        <table:table-row table:style-name="ro1">
          <table:table-cell office:value-type="float" office:value="1920403618965" calcext:value-type="float">
            <text:p>1920403618965</text:p>
          </table:table-cell>
          <table:table-cell office:value-type="float" office:value="111" calcext:value-type="float">
            <text:p>111</text:p>
          </table:table-cell>
          <table:table-cell office:value-type="float" office:value="4957" calcext:value-type="float">
            <text:p>4957</text:p>
          </table:table-cell>
          <table:table-cell table:number-columns-repeated="2"/>
        </table:table-row>
        <table:table-row table:style-name="ro1">
          <table:table-cell office:value-type="float" office:value="1920406425540" calcext:value-type="float">
            <text:p>1920406425540</text:p>
          </table:table-cell>
          <table:table-cell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920455319255" calcext:value-type="float">
            <text:p>1920455319255</text:p>
          </table:table-cell>
          <table:table-cell office:value-type="float" office:value="114" calcext:value-type="float">
            <text:p>114</text:p>
          </table:table-cell>
          <table:table-cell office:value-type="float" office:value="32960" calcext:value-type="float">
            <text:p>32960</text:p>
          </table:table-cell>
          <table:table-cell table:number-columns-repeated="2"/>
        </table:table-row>
        <table:table-row table:style-name="ro1">
          <table:table-cell office:value-type="float" office:value="1920535497129" calcext:value-type="float">
            <text:p>1920535497129</text:p>
          </table:table-cell>
          <table:table-cell office:value-type="float" office:value="120" calcext:value-type="float">
            <text:p>120</text:p>
          </table:table-cell>
          <table:table-cell office:value-type="float" office:value="55303" calcext:value-type="float">
            <text:p>55303</text:p>
          </table:table-cell>
          <table:table-cell table:number-columns-repeated="2"/>
        </table:table-row>
        <table:table-row table:style-name="ro1">
          <table:table-cell office:value-type="float" office:value="1920616096110" calcext:value-type="float">
            <text:p>1920616096110</text:p>
          </table:table-cell>
          <table:table-cell office:value-type="float" office:value="168" calcext:value-type="float">
            <text:p>168</text:p>
          </table:table-cell>
          <table:table-cell office:value-type="float" office:value="56663" calcext:value-type="float">
            <text:p>56663</text:p>
          </table:table-cell>
          <table:table-cell table:number-columns-repeated="2"/>
        </table:table-row>
        <table:table-row table:style-name="ro1">
          <table:table-cell office:value-type="float" office:value="1920616536186" calcext:value-type="float">
            <text:p>1920616536186</text:p>
          </table:table-cell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1920695980550" calcext:value-type="float">
            <text:p>1920695980550</text:p>
          </table:table-cell>
          <table:table-cell office:value-type="float" office:value="106" calcext:value-type="float">
            <text:p>106</text:p>
          </table:table-cell>
          <table:table-cell office:value-type="float" office:value="58905" calcext:value-type="float">
            <text:p>58905</text:p>
          </table:table-cell>
          <table:table-cell table:number-columns-repeated="2"/>
        </table:table-row>
        <table:table-row table:style-name="ro1">
          <table:table-cell office:value-type="float" office:value="1920696028098" calcext:value-type="float">
            <text:p>1920696028098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920696498288" calcext:value-type="float">
            <text:p>1920696498288</text:p>
          </table:table-cell>
          <table:table-cell office:value-type="float" office:value="106" calcext:value-type="float">
            <text:p>106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920734645658" calcext:value-type="float">
            <text:p>1920734645658</text:p>
          </table:table-cell>
          <table:table-cell office:value-type="float" office:value="104" calcext:value-type="float">
            <text:p>104</text:p>
          </table:table-cell>
          <table:table-cell office:value-type="float" office:value="28275" calcext:value-type="float">
            <text:p>28275</text:p>
          </table:table-cell>
          <table:table-cell table:number-columns-repeated="2"/>
        </table:table-row>
        <table:table-row table:style-name="ro1">
          <table:table-cell office:value-type="float" office:value="1920734660264" calcext:value-type="float">
            <text:p>192073466026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20752417808" calcext:value-type="float">
            <text:p>1920752417808</text:p>
          </table:table-cell>
          <table:table-cell office:value-type="float" office:value="117" calcext:value-type="float">
            <text:p>117</text:p>
          </table:table-cell>
          <table:table-cell office:value-type="float" office:value="11778" calcext:value-type="float">
            <text:p>11778</text:p>
          </table:table-cell>
          <table:table-cell table:number-columns-repeated="2"/>
        </table:table-row>
        <table:table-row table:style-name="ro1">
          <table:table-cell office:value-type="float" office:value="1920752455761" calcext:value-type="float">
            <text:p>1920752455761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920752754288" calcext:value-type="float">
            <text:p>1920752754288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920752759721" calcext:value-type="float">
            <text:p>1920752759721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20755453781" calcext:value-type="float">
            <text:p>1920755453781</text:p>
          </table:table-cell>
          <table:table-cell office:value-type="float" office:value="144" calcext:value-type="float">
            <text:p>144</text:p>
          </table:table-cell>
          <table:table-cell office:value-type="float" office:value="1541" calcext:value-type="float">
            <text:p>1541</text:p>
          </table:table-cell>
          <table:table-cell table:number-columns-repeated="2"/>
        </table:table-row>
        <table:table-row table:style-name="ro1">
          <table:table-cell office:value-type="float" office:value="1920784589661" calcext:value-type="float">
            <text:p>1920784589661</text:p>
          </table:table-cell>
          <table:table-cell office:value-type="float" office:value="123" calcext:value-type="float">
            <text:p>123</text:p>
          </table:table-cell>
          <table:table-cell office:value-type="float" office:value="17364" calcext:value-type="float">
            <text:p>17364</text:p>
          </table:table-cell>
          <table:table-cell table:number-columns-repeated="2"/>
        </table:table-row>
        <table:table-row table:style-name="ro1">
          <table:table-cell office:value-type="float" office:value="1920793603905" calcext:value-type="float">
            <text:p>1920793603905</text:p>
          </table:table-cell>
          <table:table-cell office:value-type="float" office:value="114" calcext:value-type="float">
            <text:p>114</text:p>
          </table:table-cell>
          <table:table-cell office:value-type="float" office:value="6609" calcext:value-type="float">
            <text:p>6609</text:p>
          </table:table-cell>
          <table:table-cell table:number-columns-repeated="2"/>
        </table:table-row>
        <table:table-row table:style-name="ro1">
          <table:table-cell office:value-type="float" office:value="1920793612965" calcext:value-type="float">
            <text:p>192079361296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20809486943" calcext:value-type="float">
            <text:p>1920809486943</text:p>
          </table:table-cell>
          <table:table-cell office:value-type="float" office:value="114" calcext:value-type="float">
            <text:p>114</text:p>
          </table:table-cell>
          <table:table-cell office:value-type="float" office:value="11343" calcext:value-type="float">
            <text:p>11343</text:p>
          </table:table-cell>
          <table:table-cell table:number-columns-repeated="2"/>
        </table:table-row>
        <table:table-row table:style-name="ro1">
          <table:table-cell office:value-type="float" office:value="1920809497044" calcext:value-type="float">
            <text:p>192080949704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20809815215" calcext:value-type="float">
            <text:p>1920809815215</text:p>
          </table:table-cell>
          <table:table-cell office:value-type="float" office:value="114" calcext:value-type="float">
            <text:p>114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1920845150151" calcext:value-type="float">
            <text:p>1920845150151</text:p>
          </table:table-cell>
          <table:table-cell office:value-type="float" office:value="120" calcext:value-type="float">
            <text:p>120</text:p>
          </table:table-cell>
          <table:table-cell office:value-type="float" office:value="25902" calcext:value-type="float">
            <text:p>25902</text:p>
          </table:table-cell>
          <table:table-cell table:number-columns-repeated="2"/>
        </table:table-row>
        <table:table-row table:style-name="ro1">
          <table:table-cell office:value-type="float" office:value="1920845677884" calcext:value-type="float">
            <text:p>1920845677884</text:p>
          </table:table-cell>
          <table:table-cell office:value-type="float" office:value="111" calcext:value-type="float">
            <text:p>111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1920871987944" calcext:value-type="float">
            <text:p>1920871987944</text:p>
          </table:table-cell>
          <table:table-cell office:value-type="float" office:value="177" calcext:value-type="float">
            <text:p>177</text:p>
          </table:table-cell>
          <table:table-cell office:value-type="float" office:value="18223" calcext:value-type="float">
            <text:p>18223</text:p>
          </table:table-cell>
          <table:table-cell table:number-columns-repeated="2"/>
        </table:table-row>
        <table:table-row table:style-name="ro1">
          <table:table-cell office:value-type="float" office:value="1920896994536" calcext:value-type="float">
            <text:p>1920896994536</text:p>
          </table:table-cell>
          <table:table-cell office:value-type="float" office:value="104" calcext:value-type="float">
            <text:p>104</text:p>
          </table:table-cell>
          <table:table-cell office:value-type="float" office:value="18145" calcext:value-type="float">
            <text:p>18145</text:p>
          </table:table-cell>
          <table:table-cell table:number-columns-repeated="2"/>
        </table:table-row>
        <table:table-row table:style-name="ro1">
          <table:table-cell office:value-type="float" office:value="1920897023804" calcext:value-type="float">
            <text:p>1920897023804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920901782038" calcext:value-type="float">
            <text:p>1920901782038</text:p>
          </table:table-cell>
          <table:table-cell office:value-type="float" office:value="106" calcext:value-type="float">
            <text:p>106</text:p>
          </table:table-cell>
          <table:table-cell office:value-type="float" office:value="3552" calcext:value-type="float">
            <text:p>3552</text:p>
          </table:table-cell>
          <table:table-cell table:number-columns-repeated="2"/>
        </table:table-row>
        <table:table-row table:style-name="ro1">
          <table:table-cell office:value-type="float" office:value="1920903026944" calcext:value-type="float">
            <text:p>1920903026944</text:p>
          </table:table-cell>
          <table:table-cell office:value-type="float" office:value="106" calcext:value-type="float">
            <text:p>106</text:p>
          </table:table-cell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>
          <table:table-cell office:value-type="float" office:value="1920916388445" calcext:value-type="float">
            <text:p>1920916388445</text:p>
          </table:table-cell>
          <table:table-cell office:value-type="float" office:value="114" calcext:value-type="float">
            <text:p>114</text:p>
          </table:table-cell>
          <table:table-cell office:value-type="float" office:value="9920" calcext:value-type="float">
            <text:p>9920</text:p>
          </table:table-cell>
          <table:table-cell table:number-columns-repeated="2"/>
        </table:table-row>
        <table:table-row table:style-name="ro1">
          <table:table-cell office:value-type="float" office:value="1920917307219" calcext:value-type="float">
            <text:p>1920917307219</text:p>
          </table:table-cell>
          <table:table-cell office:value-type="float" office:value="114" calcext:value-type="float">
            <text:p>114</text:p>
          </table:table-cell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1920925030560" calcext:value-type="float">
            <text:p>1920925030560</text:p>
          </table:table-cell>
          <table:table-cell office:value-type="float" office:value="114" calcext:value-type="float">
            <text:p>114</text:p>
          </table:table-cell>
          <table:table-cell office:value-type="float" office:value="5793" calcext:value-type="float">
            <text:p>5793</text:p>
          </table:table-cell>
          <table:table-cell table:number-columns-repeated="2"/>
        </table:table-row>
        <table:table-row table:style-name="ro1">
          <table:table-cell office:value-type="float" office:value="1920925077858" calcext:value-type="float">
            <text:p>1920925077858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920957758457" calcext:value-type="float">
            <text:p>1920957758457</text:p>
          </table:table-cell>
          <table:table-cell office:value-type="float" office:value="114" calcext:value-type="float">
            <text:p>114</text:p>
          </table:table-cell>
          <table:table-cell office:value-type="float" office:value="24549" calcext:value-type="float">
            <text:p>24549</text:p>
          </table:table-cell>
          <table:table-cell table:number-columns-repeated="2"/>
        </table:table-row>
        <table:table-row table:style-name="ro1">
          <table:table-cell office:value-type="float" office:value="1920959456637" calcext:value-type="float">
            <text:p>1920959456637</text:p>
          </table:table-cell>
          <table:table-cell office:value-type="float" office:value="114" calcext:value-type="float">
            <text:p>114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float" office:value="1920959863944" calcext:value-type="float">
            <text:p>1920959863944</text:p>
          </table:table-cell>
          <table:table-cell office:value-type="float" office:value="111" calcext:value-type="float">
            <text:p>111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921004932804" calcext:value-type="float">
            <text:p>1921004932804</text:p>
          </table:table-cell>
          <table:table-cell office:value-type="float" office:value="114" calcext:value-type="float">
            <text:p>114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</table:table-row>
        <table:table-row table:style-name="ro1">
          <table:table-cell office:value-type="float" office:value="1921004990002" calcext:value-type="float">
            <text:p>1921004990002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1005335128" calcext:value-type="float">
            <text:p>1921005335128</text:p>
          </table:table-cell>
          <table:table-cell office:value-type="float" office:value="110" calcext:value-type="float">
            <text:p>110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1921005368810" calcext:value-type="float">
            <text:p>1921005368810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21084754734" calcext:value-type="float">
            <text:p>1921084754734</text:p>
          </table:table-cell>
          <table:table-cell office:value-type="float" office:value="118" calcext:value-type="float">
            <text:p>118</text:p>
          </table:table-cell>
          <table:table-cell office:value-type="float" office:value="60557" calcext:value-type="float">
            <text:p>60557</text:p>
          </table:table-cell>
          <table:table-cell table:number-columns-repeated="2"/>
        </table:table-row>
        <table:table-row table:style-name="ro1">
          <table:table-cell office:value-type="float" office:value="1921084807506" calcext:value-type="float">
            <text:p>1921084807506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21085223096" calcext:value-type="float">
            <text:p>1921085223096</text:p>
          </table:table-cell>
          <table:table-cell office:value-type="float" office:value="114" calcext:value-type="float">
            <text:p>11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1921164606216" calcext:value-type="float">
            <text:p>1921164606216</text:p>
          </table:table-cell>
          <table:table-cell office:value-type="float" office:value="116" calcext:value-type="float">
            <text:p>116</text:p>
          </table:table-cell>
          <table:table-cell office:value-type="float" office:value="54946" calcext:value-type="float">
            <text:p>54946</text:p>
          </table:table-cell>
          <table:table-cell table:number-columns-repeated="2"/>
        </table:table-row>
        <table:table-row table:style-name="ro1">
          <table:table-cell office:value-type="float" office:value="1921165037304" calcext:value-type="float">
            <text:p>1921165037304</text:p>
          </table:table-cell>
          <table:table-cell office:value-type="float" office:value="136" calcext:value-type="float">
            <text:p>136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1921244388128" calcext:value-type="float">
            <text:p>1921244388128</text:p>
          </table:table-cell>
          <table:table-cell office:value-type="float" office:value="112" calcext:value-type="float">
            <text:p>112</text:p>
          </table:table-cell>
          <table:table-cell office:value-type="float" office:value="60308" calcext:value-type="float">
            <text:p>60308</text:p>
          </table:table-cell>
          <table:table-cell table:number-columns-repeated="2"/>
        </table:table-row>
        <table:table-row table:style-name="ro1">
          <table:table-cell office:value-type="float" office:value="1921244724086" calcext:value-type="float">
            <text:p>1921244724086</text:p>
          </table:table-cell>
          <table:table-cell office:value-type="float" office:value="106" calcext:value-type="float">
            <text:p>106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921244754826" calcext:value-type="float">
            <text:p>1921244754826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921324078632" calcext:value-type="float">
            <text:p>1921324078632</text:p>
          </table:table-cell>
          <table:table-cell office:value-type="float" office:value="142" calcext:value-type="float">
            <text:p>142</text:p>
          </table:table-cell>
          <table:table-cell office:value-type="float" office:value="62196" calcext:value-type="float">
            <text:p>62196</text:p>
          </table:table-cell>
          <table:table-cell table:number-columns-repeated="2"/>
        </table:table-row>
        <table:table-row table:style-name="ro1">
          <table:table-cell office:value-type="float" office:value="1921324402000" calcext:value-type="float">
            <text:p>1921324402000</text:p>
          </table:table-cell>
          <table:table-cell office:value-type="float" office:value="106" calcext:value-type="float">
            <text:p>106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921403741170" calcext:value-type="float">
            <text:p>1921403741170</text:p>
          </table:table-cell>
          <table:table-cell office:value-type="float" office:value="114" calcext:value-type="float">
            <text:p>114</text:p>
          </table:table-cell>
          <table:table-cell office:value-type="float" office:value="60481" calcext:value-type="float">
            <text:p>60481</text:p>
          </table:table-cell>
          <table:table-cell table:number-columns-repeated="2"/>
        </table:table-row>
        <table:table-row table:style-name="ro1">
          <table:table-cell office:value-type="float" office:value="1921403774998" calcext:value-type="float">
            <text:p>1921403774998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921404069686" calcext:value-type="float">
            <text:p>1921404069686</text:p>
          </table:table-cell>
          <table:table-cell office:value-type="float" office:value="106" calcext:value-type="float">
            <text:p>106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921483404776" calcext:value-type="float">
            <text:p>1921483404776</text:p>
          </table:table-cell>
          <table:table-cell office:value-type="float" office:value="112" calcext:value-type="float">
            <text:p>112</text:p>
          </table:table-cell>
          <table:table-cell office:value-type="float" office:value="61662" calcext:value-type="float">
            <text:p>61662</text:p>
          </table:table-cell>
          <table:table-cell table:number-columns-repeated="2"/>
        </table:table-row>
        <table:table-row table:style-name="ro1">
          <table:table-cell office:value-type="float" office:value="1921483712806" calcext:value-type="float">
            <text:p>1921483712806</text:p>
          </table:table-cell>
          <table:table-cell office:value-type="float" office:value="106" calcext:value-type="float">
            <text:p>106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921563052050" calcext:value-type="float">
            <text:p>1921563052050</text:p>
          </table:table-cell>
          <table:table-cell office:value-type="float" office:value="114" calcext:value-type="float">
            <text:p>114</text:p>
          </table:table-cell>
          <table:table-cell office:value-type="float" office:value="60180" calcext:value-type="float">
            <text:p>60180</text:p>
          </table:table-cell>
          <table:table-cell table:number-columns-repeated="2"/>
        </table:table-row>
        <table:table-row table:style-name="ro1">
          <table:table-cell office:value-type="float" office:value="1921563487620" calcext:value-type="float">
            <text:p>1921563487620</text:p>
          </table:table-cell>
          <table:table-cell office:value-type="float" office:value="106" calcext:value-type="float">
            <text:p>106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1921642872351" calcext:value-type="float">
            <text:p>1921642872351</text:p>
          </table:table-cell>
          <table:table-cell office:value-type="float" office:value="129" calcext:value-type="float">
            <text:p>129</text:p>
          </table:table-cell>
          <table:table-cell office:value-type="float" office:value="59835" calcext:value-type="float">
            <text:p>59835</text:p>
          </table:table-cell>
          <table:table-cell table:number-columns-repeated="2"/>
        </table:table-row>
        <table:table-row table:style-name="ro1">
          <table:table-cell office:value-type="float" office:value="1921642948536" calcext:value-type="float">
            <text:p>1921642948536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21643332173" calcext:value-type="float">
            <text:p>1921643332173</text:p>
          </table:table-cell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921722702878" calcext:value-type="float">
            <text:p>1921722702878</text:p>
          </table:table-cell>
          <table:table-cell office:value-type="float" office:value="142" calcext:value-type="float">
            <text:p>142</text:p>
          </table:table-cell>
          <table:table-cell office:value-type="float" office:value="60496" calcext:value-type="float">
            <text:p>60496</text:p>
          </table:table-cell>
          <table:table-cell table:number-columns-repeated="2"/>
        </table:table-row>
        <table:table-row table:style-name="ro1">
          <table:table-cell office:value-type="float" office:value="1921816203712" calcext:value-type="float">
            <text:p>1921816203712</text:p>
          </table:table-cell>
          <table:table-cell office:value-type="float" office:value="104" calcext:value-type="float">
            <text:p>104</text:p>
          </table:table-cell>
          <table:table-cell office:value-type="float" office:value="71476" calcext:value-type="float">
            <text:p>71476</text:p>
          </table:table-cell>
          <table:table-cell table:number-columns-repeated="2"/>
        </table:table-row>
        <table:table-row table:style-name="ro1">
          <table:table-cell office:value-type="float" office:value="1921816974156" calcext:value-type="float">
            <text:p>1921816974156</text:p>
          </table:table-cell>
          <table:table-cell office:value-type="float" office:value="104" calcext:value-type="float">
            <text:p>104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1922776437958" calcext:value-type="float">
            <text:p>1922776437958</text:p>
          </table:table-cell>
          <table:table-cell office:value-type="float" office:value="106" calcext:value-type="float">
            <text:p>106</text:p>
          </table:table-cell>
          <table:table-cell office:value-type="float" office:value="751257" calcext:value-type="float">
            <text:p>751257</text:p>
          </table:table-cell>
          <table:table-cell table:number-columns-repeated="2"/>
        </table:table-row>
        <table:table-row table:style-name="ro1">
          <table:table-cell office:value-type="float" office:value="1923309877938" calcext:value-type="float">
            <text:p>1923309877938</text:p>
          </table:table-cell>
          <table:table-cell office:value-type="float" office:value="146" calcext:value-type="float">
            <text:p>146</text:p>
          </table:table-cell>
          <table:table-cell office:value-type="float" office:value="419707" calcext:value-type="float">
            <text:p>419707</text:p>
          </table:table-cell>
          <table:table-cell table:number-columns-repeated="2"/>
        </table:table-row>
        <table:table-row table:style-name="ro1">
          <table:table-cell office:value-type="float" office:value="1923310732046" calcext:value-type="float">
            <text:p>1923310732046</text:p>
          </table:table-cell>
          <table:table-cell office:value-type="float" office:value="106" calcext:value-type="float">
            <text:p>106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float" office:value="1923535435250" calcext:value-type="float">
            <text:p>1923535435250</text:p>
          </table:table-cell>
          <table:table-cell office:value-type="float" office:value="104" calcext:value-type="float">
            <text:p>104</text:p>
          </table:table-cell>
          <table:table-cell office:value-type="float" office:value="173291" calcext:value-type="float">
            <text:p>173291</text:p>
          </table:table-cell>
          <table:table-cell table:number-columns-repeated="2"/>
        </table:table-row>
        <table:table-row table:style-name="ro1">
          <table:table-cell office:value-type="float" office:value="1923536241678" calcext:value-type="float">
            <text:p>1923536241678</text:p>
          </table:table-cell>
          <table:table-cell office:value-type="float" office:value="106" calcext:value-type="float">
            <text:p>106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1924695046856" calcext:value-type="float">
            <text:p>1924695046856</text:p>
          </table:table-cell>
          <table:table-cell office:value-type="float" office:value="106" calcext:value-type="float">
            <text:p>106</text:p>
          </table:table-cell>
          <table:table-cell office:value-type="float" office:value="906033" calcext:value-type="float">
            <text:p>906033</text:p>
          </table:table-cell>
          <table:table-cell table:number-columns-repeated="2"/>
        </table:table-row>
        <table:table-row table:style-name="ro1">
          <table:table-cell office:value-type="float" office:value="1924695959542" calcext:value-type="float">
            <text:p>1924695959542</text:p>
          </table:table-cell>
          <table:table-cell office:value-type="float" office:value="136" calcext:value-type="float">
            <text:p>136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1925655383248" calcext:value-type="float">
            <text:p>1925655383248</text:p>
          </table:table-cell>
          <table:table-cell office:value-type="float" office:value="104" calcext:value-type="float">
            <text:p>104</text:p>
          </table:table-cell>
          <table:table-cell office:value-type="float" office:value="756875" calcext:value-type="float">
            <text:p>756875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2:57:36.930324646</dc:date>
    <meta:document-statistic meta:table-count="1" meta:cell-count="45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52cm" svg:height="13.787cm" xlink:href=".." xlink:type="simple" chart:class="chart:scatter" chart:style-name="ch1">
        <chart:legend chart:legend-position="end" svg:x="22.188cm" svg:y="6.594cm" style:legend-expansion="high" chart:style-name="ch2"/>
        <chart:plot-area chart:style-name="ch3" table:cell-range-address="Sheet1.A2:Sheet1.B152 Sheet1.B1:Sheet1.B1" chart:data-source-has-labels="row" svg:x="0.505cm" svg:y="0.275cm" svg:width="21.178cm" svg:height="13.237cm">
          <chartooo:coordinate-region svg:x="1.709cm" svg:y="0.474cm" svg:width="18.768cm" svg:height="12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2" chart:label-cell-address="Sheet1.B1:Sheet1.B1" chart:class="chart:scatter">
            <chart:domain table:cell-range-address="Sheet1.A2:Sheet1.A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3647529066">
                <text:p>1913647529066</text:p>
                <draw:g>
                  <svg:desc>Sheet1.A2:Sheet1.A152</svg:desc>
                </draw:g>
              </table:table-cell>
              <table:table-cell office:value-type="float" office:value="98">
                <text:p>98</text:p>
                <draw:g>
                  <svg:desc>Sheet1.B2:Sheet1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4704616356">
                <text:p>19147046163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4761413042">
                <text:p>19147614130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4761444206">
                <text:p>19147614442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4814103256">
                <text:p>19148141032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4814129816">
                <text:p>19148141298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4854976366">
                <text:p>19148549763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4855004624">
                <text:p>19148550046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4895888386">
                <text:p>19148958883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4897552300">
                <text:p>1914897552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4902122812">
                <text:p>19149021228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4948333060">
                <text:p>19149483330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4950483391">
                <text:p>19149504833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4950516778">
                <text:p>19149505167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989128158">
                <text:p>19149891281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4990983475">
                <text:p>19149909834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4991013484">
                <text:p>19149910134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5032231438">
                <text:p>19150322314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5034039032">
                <text:p>19150340390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5085492616">
                <text:p>19150854926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5085870056">
                <text:p>19150858700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5129604541">
                <text:p>19151296045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5129636263">
                <text:p>19151296362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187696420">
                <text:p>19151876964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5189767294">
                <text:p>19151897672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5431939142">
                <text:p>19154319391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5433828576">
                <text:p>19154338285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433859152">
                <text:p>1915433859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5546846554">
                <text:p>19155468465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5548512644">
                <text:p>19155485126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5548541796">
                <text:p>19155485417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5734834948">
                <text:p>19157348349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16482103730">
                <text:p>19164821037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16482236912">
                <text:p>19164822369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16482714065">
                <text:p>19164827140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16482751166">
                <text:p>19164827511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6522801526">
                <text:p>19165228015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6523192294">
                <text:p>19165231922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6523600261">
                <text:p>19165236002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6564194120">
                <text:p>19165641941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6564431426">
                <text:p>19165644314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6566743438">
                <text:p>19165667434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16567264958">
                <text:p>19165672649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6704804941">
                <text:p>19167048049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16704859109">
                <text:p>19167048591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6705263986">
                <text:p>19167052639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6784672882">
                <text:p>19167846728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6864566408">
                <text:p>19168645664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16864630144">
                <text:p>19168646301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16865034032">
                <text:p>19168650340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16944677170">
                <text:p>19169446771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16944793360">
                <text:p>19169447933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16945364172">
                <text:p>19169453641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16945415742">
                <text:p>191694541574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17024845374">
                <text:p>19170248453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7024899520">
                <text:p>19170248995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7025260308">
                <text:p>19170252603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17025294530">
                <text:p>19170252945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17104703394">
                <text:p>19171047033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7104756038">
                <text:p>191710475603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17105118818">
                <text:p>19171051188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17184559886">
                <text:p>19171845598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7184612258">
                <text:p>19171846122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17185011646">
                <text:p>19171850116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17264428938">
                <text:p>19172644289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17264482396">
                <text:p>191726448239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17264845834">
                <text:p>19172648458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17264878608">
                <text:p>19172648786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17344298552">
                <text:p>19173442985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17344354130">
                <text:p>1917344354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17344754614">
                <text:p>191734475461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17424169624">
                <text:p>19174241696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17503942488">
                <text:p>19175039424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7504061232">
                <text:p>19175040612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04488308">
                <text:p>19175044883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17504524224">
                <text:p>19175045242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0362750535">
                <text:p>19203627505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0363389637">
                <text:p>19203633896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20363428595">
                <text:p>19203634285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20396545014">
                <text:p>19203965450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20403618965">
                <text:p>1920403618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406425540">
                <text:p>19204064255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20455319255">
                <text:p>19204553192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20535497129">
                <text:p>19205354971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20616096110">
                <text:p>19206160961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0616536186">
                <text:p>19206165361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20695980550">
                <text:p>19206959805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20696028098">
                <text:p>19206960280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20696498288">
                <text:p>19206964982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0734645658">
                <text:p>19207346456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20734660264">
                <text:p>19207346602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20752417808">
                <text:p>19207524178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20752455761">
                <text:p>19207524557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20752754288">
                <text:p>192075275428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752759721">
                <text:p>19207527597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755453781">
                <text:p>192075545378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784589661">
                <text:p>19207845896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20793603905">
                <text:p>19207936039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0793612965">
                <text:p>19207936129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20809486943">
                <text:p>19208094869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20809497044">
                <text:p>19208094970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20809815215">
                <text:p>19208098152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20845150151">
                <text:p>1920845150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20845677884">
                <text:p>19208456778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20871987944">
                <text:p>19208719879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0896994536">
                <text:p>19208969945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20897023804">
                <text:p>19208970238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20901782038">
                <text:p>19209017820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20903026944">
                <text:p>19209030269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20916388445">
                <text:p>19209163884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0917307219">
                <text:p>19209173072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20925030560">
                <text:p>19209250305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20925077858">
                <text:p>1920925077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20957758457">
                <text:p>19209577584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20959456637">
                <text:p>19209594566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20959863944">
                <text:p>19209598639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21004932804">
                <text:p>19210049328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21004990002">
                <text:p>1921004990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1005335128">
                <text:p>1921005335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21005368810">
                <text:p>19210053688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1084754734">
                <text:p>19210847547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21084807506">
                <text:p>19210848075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21085223096">
                <text:p>19210852230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21164606216">
                <text:p>19211646062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21165037304">
                <text:p>19211650373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21244388128">
                <text:p>19212443881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21244724086">
                <text:p>19212447240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1244754826">
                <text:p>19212447548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1324078632">
                <text:p>19213240786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21324402000">
                <text:p>19213244020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21403741170">
                <text:p>1921403741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21403774998">
                <text:p>19214037749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21404069686">
                <text:p>19214040696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21483404776">
                <text:p>19214834047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21483712806">
                <text:p>19214837128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21563052050">
                <text:p>19215630520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21563487620">
                <text:p>19215634876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1642872351">
                <text:p>192164287235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21642948536">
                <text:p>19216429485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21643332173">
                <text:p>192164333217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1722702878">
                <text:p>192172270287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21816203712">
                <text:p>19218162037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21816974156">
                <text:p>19218169741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2776437958">
                <text:p>19227764379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23309877938">
                <text:p>19233098779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23310732046">
                <text:p>19233107320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23535435250">
                <text:p>19235354352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23536241678">
                <text:p>19235362416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4695046856">
                <text:p>19246950468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4695959542">
                <text:p>192469595954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25655383248">
                <text:p>1925655383248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